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5.9375in" svg:height="9.6875in" style:rel-width="scale" style:rel-height="scale"><draw:image xlink:href="media/image1.png" xlink:type="simple" xlink:show="embed" xlink:actuate="onLoad"/><svg:title/><svg:desc>A screenshot of a diagram

AI-generated content may be incorrect.</svg:desc></draw:frame><text:soft-page-break/><draw:frame draw:style-name="a1" draw:name="Picture 1" text:anchor-type="as-char" svg:x="0in" svg:y="0in" svg:width="6.26806in" svg:height="2.88542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/>
      <text:p text:style-name="Normal"><draw:frame draw:style-name="a2" draw:name="Picture 1" text:anchor-type="as-char" svg:x="0in" svg:y="0in" svg:width="6.26806in" svg:height="0.69375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Picture 1" text:anchor-type="as-char" svg:x="0in" svg:y="0in" svg:width="4.41667in" svg:height="7.58333in" style:rel-width="scale" style:rel-height="scale"><draw:image xlink:href="media/image4.png" xlink:type="simple" xlink:show="embed" xlink:actuate="onLoad"/><svg:title/><svg:desc>A screenshot of a green screen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4" draw:name="Picture 1" text:anchor-type="as-char" svg:x="0in" svg:y="0in" svg:width="6.26806in" svg:height="1.06667in" style:rel-width="scale" style:rel-height="scale"><draw:image xlink:href="media/image5.png" xlink:type="simple" xlink:show="embed" xlink:actuate="onLoad"/><svg:title/><svg:desc>A close-up of a green background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eriel Mufti</meta:initial-creator>
    <dc:creator>Feriel Mufti</dc:creator>
    <meta:creation-date>2025-10-08T13:21:00Z</meta:creation-date>
    <dc:date>2025-10-08T13:29:00Z</dc:date>
    <meta:template xlink:href="Normal" xlink:type="simple"/>
    <meta:editing-cycles>1</meta:editing-cycles>
    <meta:editing-duration>PT480S</meta:editing-duration>
    <meta:document-statistic meta:page-count="4" meta:paragraph-count="1" meta:word-count="2" meta:character-count="15" meta:row-count="1" meta:non-whitespace-character-count="14"/>
  </office:meta>
</office:document-meta>
</file>